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vnd.sun.star.uno-component;type=Pytho" manifest:full-path="Scripts/python/push_me.py"/>
  <manifest:file-entry manifest:media-type="application/binary" manifest:full-path="Scripts/python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underline-style="none"/>
    </style:style>
    <style:style style:name="P2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area form:name="TextBox" form:control-implementation="ooo:com.sun.star.form.component.TextField" form:id="control1" form:current-value="&#10;you pushed me (Mon Jan 17 23:49:37 2005)" form:convert-empty-to-null="true">
            <form:properties>
              <form:property form:property-name="DefaultControl" office:value-type="string" office:string-value="com.sun.star.form.control.TextField"/>
              <form:property form:property-name="LineEndFormat" office:value-type="float" office:value="-21589"/>
              <form:property form:property-name="MultiLine" office:value-type="boolean" office:boolean-value="true"/>
            </form:properties>
          </form:textarea>
          <form:button form:name="PushButton" form:control-implementation="ooo:com.sun.star.form.component.CommandButton" form:id="control2" form:label="Button" office:target-frame="" xlink:href="" form:image-data="" form:delay-for-repeat="PT0.50S" form:image-position="top" form:image-alig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push_me.py$pushMe?language=Python&amp;location=document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12.489cm" svg:height="5.24cm" svg:x="1.379cm" svg:y="3.946cm" draw:control="control1"/><draw:control text:anchor-type="paragraph" draw:z-index="1" draw:style-name="gr1" draw:text-style-name="P2" svg:width="2.805cm" svg:height="1.853cm" svg:x="3.602cm" svg:y="0.824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1$Win32 OpenOffice.org_project/680m71$Build-8860</meta:generator>
    <meta:creation-date>2005-01-16T23:25:07</meta:creation-date>
    <dc:date>2005-01-17T23:49:39</dc:date>
    <dc:language>en-US</dc:language>
    <meta:editing-cycles>5</meta:editing-cycles>
    <meta:editing-duration>PT13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